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21d65d"/>
    </style:style>
    <style:style style:name="P2" style:family="paragraph" style:parent-style-name="Standard">
      <style:text-properties officeooo:rsid="0021d65d" officeooo:paragraph-rsid="0021d6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69 your</text:p>
      <text:p text:style-name="Standard"><text:s text:c="5"/>40 that</text:p>
      <text:p text:style-name="Standard"><text:s text:c="5"/>33 have</text:p>
      <text:p text:style-name="Standard"><text:s text:c="5"/>28 with</text:p>
      <text:p text:style-name="Standard"><text:s text:c="5"/>27 king</text:p>
      <text:p text:style-name="Standard"><text:s text:c="5"/>26 will</text:p>
      <text:p text:style-name="Standard"><text:s text:c="5"/>26 what</text:p>
      <text:p text:style-name="Standard"><text:s text:c="5"/>22 lord</text:p>
      <text:p text:style-name="Standard"><text:s text:c="5"/>16 this</text:p>
      <text:p text:style-name="Standard"><text:s text:c="5"/>14 tone</text:p>
      <text:p text:style-name="Standard"><text:s text:c="5"/>14 know</text:p>
      <text:p text:style-name="Standard"><text:s text:c="5"/>13 than</text:p>
      <text:p text:style-name="Standard"><text:s text:c="5"/>12 been</text:p>
      <text:p text:style-name="Standard"><text:s text:c="5"/>11 wish</text:p>
      <text:p text:style-name="Standard"><text:s text:c="5"/>11 heir</text:p>
      <text:p text:style-name="Standard"><text:s text:c="5"/>10 when</text:p>
      <text:p text:style-name="Standard"><text:s text:c="5"/>10 well</text:p>
      <text:p text:style-name="Standard"><text:s text:c="5"/>10 must</text:p>
      <text:p text:style-name="Standard"><text:s text:c="5"/>10 lady</text:p>
      <text:p text:style-name="Standard"><text:s text:c="5"/>10 does</text:p>
      <text:p text:style-name="Standard"><text:s text:c="6"/>9 wife</text:p>
      <text:p text:style-name="Standard"><text:s text:c="6"/>9 they</text:p>
      <text:p text:style-name="Standard"><text:s text:c="6"/>9 take</text:p>
      <text:p text:style-name="Standard"><text:s text:c="6"/>9 only</text:p>
      <text:p text:style-name="Standard"><text:s text:c="6"/>9 from</text:p>
      <text:p text:style-name="Standard"><text:s text:c="6"/>8 were</text:p>
      <text:p text:style-name="Standard"><text:s text:c="6"/>8 step</text:p>
      <text:p text:style-name="Standard"><text:s text:c="6"/>8 some</text:p>
      <text:p text:style-name="Standard"><text:s text:c="6"/>8 make</text:p>
      <text:p text:style-name="Standard"><text:s text:c="6"/>8 here</text:p>
      <text:p text:style-name="Standard"><text:s text:c="6"/>8 good</text:p>
      <text:p text:style-name="Standard"><text:s text:c="6"/>7 very</text:p>
      <text:p text:style-name="Standard"><text:s text:c="6"/>7 such</text:p>
      <text:p text:style-name="Standard"><text:s text:c="6"/>7 made</text:p>
      <text:p text:style-name="Standard"><text:s text:c="6"/>7 like</text:p>
      <text:p text:style-name="Standard"><text:s text:c="6"/>6 want</text:p>
      <text:p text:style-name="Standard"><text:s text:c="6"/>6 time</text:p>
      <text:p text:style-name="Standard"><text:s text:c="6"/>6 them</text:p>
      <text:p text:style-name="Standard"><text:s text:c="6"/>6 more</text:p>
      <text:p text:style-name="Standard"><text:s text:c="6"/>6 line</text:p>
      <text:p text:style-name="Standard"><text:s text:c="6"/>6 iron</text:p>
      <text:p text:style-name="Standard"><text:s text:c="6"/>6 into</text:p>
      <text:p text:style-name="Standard"><text:s text:c="6"/>6 fine</text:p>
      <text:p text:style-name="Standard"><text:s text:c="6"/>6 fear</text:p>
      <text:p text:style-name="Standard"><text:s text:c="6"/>6 even</text:p>
      <text:p text:style-name="Standard"><text:s text:c="6"/>5 seat</text:p>
      <text:p text:style-name="Standard"><text:s text:c="6"/>5 much</text:p>
      <text:p text:style-name="Standard"><text:s text:c="6"/>5 most</text:p>
      <text:p text:style-name="Standard"><text:s text:c="6"/>5 mine</text:p>
      <text:p text:style-name="Standard"><text:s text:c="6"/>5 hand</text:p>
      <text:p text:style-name="Standard"><text:s text:c="6"/>5 free</text:p>
      <text:p text:style-name="Standard"><text:s text:c="6"/>4 year</text:p>
      <text:p text:style-name="Standard"><text:s text:c="6"/>4 sure</text:p>
      <text:p text:style-name="Standard"><text:s text:c="6"/>4 over</text:p>
      <text:p text:style-name="Standard"><text:s text:c="6"/>4 otto</text:p>
      <text:p text:style-name="Standard"><text:s text:c="6"/>4 last</text:p>
      <text:p text:style-name="Standard"><text:s text:c="6"/>4 kind</text:p>
      <text:p text:style-name="Standard"><text:s text:c="6"/>4 half</text:p>
      <text:p text:style-name="Standard"><text:s text:c="6"/>4 gold</text:p>
      <text:p text:style-name="Standard"><text:s text:c="6"/>4 give</text:p>
      <text:p text:style-name="Standard"><text:s text:c="6"/>4 find</text:p>
      <text:p text:style-name="Standard"><text:s text:c="6"/>4 face</text:p>
      <text:p text:style-name="Standard"><text:s text:c="6"/>4 days</text:p>
      <text:p text:style-name="Standard"><text:s text:c="6"/>4 come</text:p>
      <text:p text:style-name="Standard"><text:s text:c="6"/>4 army</text:p>
      <text:p text:style-name="Standard"><text:s text:c="6"/>3 went</text:p>
      <text:p text:style-name="Standard"><text:s text:c="6"/>3 true</text:p>
      <text:p text:style-name="Standard"><text:s text:c="6"/>3 tell</text:p>
      <text:p text:style-name="Standard"><text:s text:c="6"/>3 show</text:p>
      <text:p text:style-name="Standard"><text:s text:c="6"/>3 send</text:p>
      <text:p text:style-name="Standard"><text:s text:c="6"/>3 open</text:p>
      <text:p text:style-name="Standard"><text:s text:c="6"/>3 lost</text:p>
      <text:p text:style-name="Standard"><text:s text:c="6"/>3 long</text:p>
      <text:p text:style-name="Standard"><text:s text:c="6"/>3 join</text:p>
      <text:p text:style-name="Standard"><text:s text:c="6"/>3 girl</text:p>
      <text:p text:style-name="Standard"><text:s text:c="6"/>3 duty</text:p>
      <text:p text:style-name="Standard"><text:s text:c="6"/>3 died</text:p>
      <text:p text:style-name="Standard"><text:s text:c="6"/>3 cole</text:p>
      <text:p text:style-name="Standard"><text:s text:c="6"/>3 both</text:p>
      <text:p text:style-name="Standard"><text:s text:c="6"/>3 best</text:p>
      <text:p text:style-name="Standard"><text:s text:c="6"/>3 back</text:p>
      <text:p text:style-name="Standard"><text:s text:c="6"/>2 whom</text:p>
      <text:p text:style-name="Standard"><text:s text:c="6"/>2 wasn</text:p>
      <text:p text:style-name="Standard"><text:s text:c="6"/>2 then</text:p>
      <text:p text:style-name="Standard"><text:s text:c="6"/>2 soon</text:p>
      <text:p text:style-name="Standard"><text:s text:c="6"/>2 sent</text:p>
      <text:p text:style-name="Standard"><text:s text:c="6"/>2 same</text:p>
      <text:p text:style-name="Standard"><text:s text:c="6"/>2 ryam</text:p>
      <text:p text:style-name="Standard"><text:s text:c="6"/>2 play</text:p>
      <text:p text:style-name="Standard"><text:s text:c="6"/>2 plan</text:p>
      <text:p text:style-name="Standard"><text:s text:c="6"/>2 need</text:p>
      <text:p text:style-name="Standard"><text:s text:c="6"/>2 navy</text:p>
      <text:p text:style-name="Standard"><text:s text:c="6"/>2 name</text:p>
      <text:p text:style-name="Standard"><text:s text:c="6"/>2 mind</text:p>
      <text:p text:style-name="Standard"><text:s text:c="6"/>2 mean</text:p>
      <text:p text:style-name="Standard"><text:s text:c="6"/>2 look</text:p>
      <text:p text:style-name="Standard"><text:s text:c="6"/>2 late</text:p>
      <text:p text:style-name="Standard"><text:s text:c="6"/>2 keep</text:p>
      <text:p text:style-name="Standard"><text:s text:c="6"/>2 just</text:p>
      <text:p text:style-name="Standard"><text:s text:c="6"/>2 high</text:p>
      <text:p text:style-name="Standard"><text:s text:c="6"/>2 hear</text:p>
      <text:p text:style-name="Standard"><text:s text:c="6"/>2 head</text:p>
      <text:p text:style-name="Standard"><text:s text:c="6"/>2 gods</text:p>
      <text:p text:style-name="Standard"><text:s text:c="6"/>2 fall</text:p>
      <text:p text:style-name="Standard"><text:s text:c="6"/>2 fair</text:p>
      <text:p text:style-name="Standard"><text:s text:c="6"/>2 ever</text:p>
      <text:p text:style-name="Standard"><text:s text:c="6"/>2 else</text:p>
      <text:p text:style-name="Standard"><text:s text:c="6"/>2 done</text:p>
      <text:p text:style-name="Standard"><text:s text:c="6"/>2 didn</text:p>
      <text:p text:style-name="Standard"><text:s text:c="6"/>2 dare</text:p>
      <text:p text:style-name="Standard"><text:s text:c="6"/>2 care</text:p>
      <text:p text:style-name="Standard"><text:s text:c="6"/>2 also</text:p>
      <text:p text:style-name="Standard"><text:s text:c="6"/>2 ally</text:p>
      <text:p text:style-name="Standard"><text:s text:c="6"/>1 word</text:p>
      <text:p text:style-name="Standard"><text:s text:c="6"/>1 wood</text:p>
      <text:p text:style-name="Standard"><text:s text:c="6"/>1 wall</text:p>
      <text:p text:style-name="Standard"><text:s text:c="6"/>1 upon</text:p>
      <text:p text:style-name="Standard"><text:s text:c="6"/>1 turn</text:p>
      <text:p text:style-name="Standard"><text:s text:c="6"/>1 told</text:p>
      <text:p text:style-name="Standard"><text:s text:c="6"/>1 talk</text:p>
      <text:p text:style-name="Standard"><text:s text:c="6"/>1 stop</text:p>
      <text:p text:style-name="Standard"><text:s text:c="6"/>1 span</text:p>
      <text:p text:style-name="Standard"><text:s text:c="6"/>1 sons</text:p>
      <text:p text:style-name="Standard"><text:s text:c="6"/>1 song</text:p>
      <text:p text:style-name="Standard"><text:s text:c="6"/>1 sold</text:p>
      <text:p text:style-name="Standard"><text:s text:c="6"/>1 soil</text:p>
      <text:p text:style-name="Standard"><text:s text:c="6"/>1 sire</text:p>
      <text:p text:style-name="Standard"><text:s text:c="6"/>1 side</text:p>
      <text:p text:style-name="Standard"><text:s text:c="6"/>1 ship</text:p>
      <text:p text:style-name="Standard"><text:s text:c="6"/>1 sept</text:p>
      <text:p text:style-name="Standard"><text:s text:c="6"/>1 seen</text:p>
      <text:p text:style-name="Standard"><text:s text:c="6"/>1 seas</text:p>
      <text:p text:style-name="Standard"><text:s text:c="6"/>1 save</text:p>
      <text:p text:style-name="Standard"><text:s text:c="6"/>1 sate</text:p>
      <text:p text:style-name="Standard"><text:s text:c="6"/>1 sake</text:p>
      <text:p text:style-name="Standard"><text:s text:c="6"/>1 sail</text:p>
      <text:p text:style-name="Standard"><text:s text:c="6"/>1 safe</text:p>
      <text:p text:style-name="Standard"><text:s text:c="6"/>1 real</text:p>
      <text:p text:style-name="Standard"><text:s text:c="6"/>1 read</text:p>
      <text:p text:style-name="Standard"><text:s text:c="6"/>1 pure</text:p>
      <text:p text:style-name="Standard"><text:s text:c="6"/>1 pore</text:p>
      <text:p text:style-name="Standard"><text:soft-page-break/><text:s text:c="6"/>1 plot</text:p>
      <text:p text:style-name="Standard"><text:s text:c="6"/>1 pain</text:p>
      <text:p text:style-name="Standard"><text:s text:c="6"/>1 none</text:p>
      <text:p text:style-name="Standard"><text:s text:c="6"/>1 move</text:p>
      <text:p text:style-name="Standard"><text:s text:c="6"/>1 mend</text:p>
      <text:p text:style-name="Standard"><text:s text:c="6"/>1 meet</text:p>
      <text:p text:style-name="Standard"><text:s text:c="6"/>1 many</text:p>
      <text:p text:style-name="Standard"><text:s text:c="6"/>1 male</text:p>
      <text:p text:style-name="Standard"><text:s text:c="6"/>1 luck</text:p>
      <text:p text:style-name="Standard"><text:s text:c="6"/>1 love</text:p>
      <text:p text:style-name="Standard"><text:s text:c="6"/>1 levy</text:p>
      <text:p text:style-name="Standard"><text:s text:c="6"/>1 less</text:p>
      <text:p text:style-name="Standard"><text:s text:c="6"/>1 left</text:p>
      <text:p text:style-name="Standard"><text:s text:c="6"/>1 leal</text:p>
      <text:p text:style-name="Standard"><text:s text:c="6"/>1 lane</text:p>
      <text:p text:style-name="Standard"><text:s text:c="6"/>1 knew</text:p>
      <text:p text:style-name="Standard"><text:s text:c="6"/>1 knee</text:p>
      <text:p text:style-name="Standard"><text:s text:c="6"/>1 kill</text:p>
      <text:p text:style-name="Standard"><text:s text:c="6"/>1 idea</text:p>
      <text:p text:style-name="Standard"><text:s text:c="6"/>1 hope</text:p>
      <text:p text:style-name="Standard"><text:s text:c="6"/>1 home</text:p>
      <text:p text:style-name="Standard"><text:s text:c="6"/>1 help</text:p>
      <text:p text:style-name="Standard"><text:s text:c="6"/>1 held</text:p>
      <text:p text:style-name="Standard"><text:s text:c="6"/>1 heal</text:p>
      <text:p text:style-name="Standard"><text:s text:c="6"/>1 hasn</text:p>
      <text:p text:style-name="Standard"><text:s text:c="6"/>1 harm</text:p>
      <text:p text:style-name="Standard"><text:s text:c="6"/>1 hard</text:p>
      <text:p text:style-name="Standard"><text:s text:c="6"/>1 hall</text:p>
      <text:p text:style-name="Standard"><text:s text:c="6"/>1 grit</text:p>
      <text:p text:style-name="Standard"><text:s text:c="6"/>1 glad</text:p>
      <text:p text:style-name="Standard"><text:s text:c="6"/>1 gaze</text:p>
      <text:p text:style-name="Standard"><text:s text:c="6"/>1 full</text:p>
      <text:p text:style-name="Standard"><text:s text:c="6"/>1 four</text:p>
      <text:p text:style-name="Standard"><text:s text:c="6"/>1 foot</text:p>
      <text:p text:style-name="Standard"><text:s text:c="6"/>1 fool</text:p>
      <text:p text:style-name="Standard"><text:s text:c="6"/>1 fled</text:p>
      <text:p text:style-name="Standard"><text:s text:c="6"/>1 felt</text:p>
      <text:p text:style-name="Standard"><text:s text:c="6"/>1 feel</text:p>
      <text:p text:style-name="Standard"><text:s text:c="6"/>1 feat</text:p>
      <text:p text:style-name="Standard"><text:s text:c="6"/>1 eyes</text:p>
      <text:p text:style-name="Standard"><text:s text:c="6"/>1 envy</text:p>
      <text:p text:style-name="Standard"><text:s text:c="6"/>1 ends</text:p>
      <text:p text:style-name="Standard"><text:s text:c="6"/>1 easy</text:p>
      <text:p text:style-name="Standard"><text:s text:c="6"/>1 dust</text:p>
      <text:p text:style-name="Standard"><text:s text:c="6"/>1 drag</text:p>
      <text:p text:style-name="Standard"><text:s text:c="6"/>1 dear</text:p>
      <text:p text:style-name="Standard"><text:s text:c="6"/>1 dead</text:p>
      <text:p text:style-name="Standard"><text:s text:c="6"/>1 cups</text:p>
      <text:p text:style-name="Standard"><text:s text:c="6"/>1 crew</text:p>
      <text:p text:style-name="Standard"><text:s text:c="6"/>1 city</text:p>
      <text:p text:style-name="Standard"><text:s text:c="6"/>1 came</text:p>
      <text:p text:style-name="Standard"><text:s text:c="6"/>1 call</text:p>
      <text:p text:style-name="Standard"><text:s text:c="6"/>1 burn</text:p>
      <text:p text:style-name="Standard"><text:s text:c="6"/>1 born</text:p>
      <text:p text:style-name="Standard"><text:s text:c="6"/>1 bond</text:p>
      <text:p text:style-name="Standard"><text:s text:c="6"/>1 bent</text:p>
      <text:p text:style-name="Standard"><text:s text:c="6"/>1 babe</text:p>
      <text:p text:style-name="Standard"><text:s text:c="6"/>1 away</text:p>
      <text:p text:style-name="Standard">…………………………………</text:p>
      <text:p text:style-name="Standard"><text:s text:c="5"/>35 grace</text:p>
      <text:p text:style-name="Standard"><text:s text:c="5"/>23 would</text:p>
      <text:p text:style-name="Standard"><text:s text:c="5"/>20 realm</text:p>
      <text:p text:style-name="Standard"><text:s text:c="5"/>12 never</text:p>
      <text:p text:style-name="Standard"><text:s text:c="5"/>11 might</text:p>
      <text:p text:style-name="Standard"><text:s text:c="5"/>10 house</text:p>
      <text:p text:style-name="Standard"><text:s text:c="6"/>9 their</text:p>
      <text:p text:style-name="Standard"><text:s text:c="6"/>9 laena</text:p>
      <text:p text:style-name="Standard"><text:s text:c="6"/>7 kings</text:p>
      <text:p text:style-name="Standard"><text:s text:c="6"/>7 crown</text:p>
      <text:p text:style-name="Standard"><text:s text:c="6"/>7 could</text:p>
      <text:p text:style-name="Standard"><text:s text:c="6"/>6 those</text:p>
      <text:p text:style-name="Standard"><text:s text:c="6"/>6 think</text:p>
      <text:p text:style-name="Standard"><text:s text:c="6"/>6 small</text:p>
      <text:p text:style-name="Standard"><text:s text:c="6"/>6 ships</text:p>
      <text:p text:style-name="Standard"><text:s text:c="6"/>6 queen</text:p>
      <text:p text:style-name="Standard"><text:s text:c="6"/>6 lords</text:p>
      <text:p text:style-name="Standard"><text:s text:c="6"/>6 great</text:p>
      <text:p text:style-name="Standard"><text:s text:c="6"/>5 there</text:p>
      <text:p text:style-name="Standard"><text:s text:c="6"/>5 guard</text:p>
      <text:p text:style-name="Standard"><text:s text:c="6"/>5 child</text:p>
      <text:p text:style-name="Standard"><text:s text:c="6"/>5 about</text:p>
      <text:p text:style-name="Standard"><text:s text:c="6"/>4 whore</text:p>
      <text:p text:style-name="Standard"><text:s text:c="6"/>4 where</text:p>
      <text:p text:style-name="Standard"><text:s text:c="6"/>4 today</text:p>
      <text:p text:style-name="Standard"><text:s text:c="6"/>4 speak</text:p>
      <text:p text:style-name="Standard"><text:s text:c="6"/>4 since</text:p>
      <text:p text:style-name="Standard"><text:s text:c="6"/>4 power</text:p>
      <text:p text:style-name="Standard"><text:s text:c="6"/>4 order</text:p>
      <text:p text:style-name="Standard"><text:s text:c="6"/>4 blood</text:p>
      <text:p text:style-name="Standard"><text:s text:c="6"/>3 world</text:p>
      <text:p text:style-name="Standard"><text:s text:c="6"/>3 which</text:p>
      <text:p text:style-name="Standard"><text:s text:c="6"/>3 until</text:p>
      <text:p text:style-name="Standard"><text:s text:c="6"/>3 truly</text:p>
      <text:p text:style-name="Standard"><text:s text:c="6"/>3 times</text:p>
      <text:p text:style-name="Standard"><text:s text:c="6"/>3 these</text:p>
      <text:p text:style-name="Standard"><text:s text:c="6"/>3 thank</text:p>
      <text:p text:style-name="Standard"><text:s text:c="6"/>3 still</text:p>
      <text:p text:style-name="Standard"><text:s text:c="6"/>3 seven</text:p>
      <text:p text:style-name="Standard"><text:s text:c="6"/>3 reign</text:p>
      <text:p text:style-name="Standard"><text:s text:c="6"/>3 match</text:p>
      <text:p text:style-name="Standard"><text:s text:c="6"/>3 large</text:p>
      <text:p text:style-name="Standard"><text:s text:c="6"/>3 every</text:p>
      <text:p text:style-name="Standard"><text:s text:c="6"/>3 court</text:p>
      <text:p text:style-name="Standard"><text:s text:c="6"/>3 built</text:p>
      <text:p text:style-name="Standard"><text:s text:c="6"/>3 being</text:p>
      <text:p text:style-name="Standard"><text:s text:c="6"/>3 asked</text:p>
      <text:p text:style-name="Standard"><text:s text:c="6"/>3 after</text:p>
      <text:p text:style-name="Standard"><text:s text:c="6"/>2 young</text:p>
      <text:p text:style-name="Standard"><text:s text:c="6"/>2 worth</text:p>
      <text:p text:style-name="Standard"><text:s text:c="6"/>2 woman</text:p>
      <text:p text:style-name="Standard"><text:s text:c="6"/>2 while</text:p>
      <text:p text:style-name="Standard"><text:s text:c="6"/>2 wants</text:p>
      <text:p text:style-name="Standard"><text:s text:c="6"/>2 storm</text:p>
      <text:p text:style-name="Standard"><text:s text:c="6"/>2 spike</text:p>
      <text:p text:style-name="Standard"><text:s text:c="6"/>2 snake</text:p>
      <text:p text:style-name="Standard"><text:s text:c="6"/>2 short</text:p>
      <text:p text:style-name="Standard"><text:s text:c="6"/>2 seize</text:p>
      <text:p text:style-name="Standard"><text:s text:c="6"/>2 rymun</text:p>
      <text:p text:style-name="Standard"><text:s text:c="6"/>2 royal</text:p>
      <text:p text:style-name="Standard"><text:s text:c="6"/>2 reach</text:p>
      <text:p text:style-name="Standard"><text:s text:c="6"/>2 quite</text:p>
      <text:p text:style-name="Standard"><text:s text:c="6"/>2 other</text:p>
      <text:p text:style-name="Standard"><text:s text:c="6"/>2 marry</text:p>
      <text:p text:style-name="Standard"><text:s text:c="6"/>2 loyal</text:p>
      <text:p text:style-name="Standard"><text:s text:c="6"/>2 loved</text:p>
      <text:p text:style-name="Standard"><text:s text:c="6"/>2 leave</text:p>
      <text:p text:style-name="Standard"><text:s text:c="6"/>2 least</text:p>
      <text:p text:style-name="Standard"><text:s text:c="6"/>2 known</text:p>
      <text:p text:style-name="Standard"><text:s text:c="6"/>2 heirs</text:p>
      <text:p text:style-name="Standard"><text:s text:c="6"/>2 haven</text:p>
      <text:p text:style-name="Standard"><text:s text:c="6"/>2 grown</text:p>
      <text:p text:style-name="Standard"><text:s text:c="6"/>2 grand</text:p>
      <text:p text:style-name="Standard"><text:s text:c="6"/>2 given</text:p>
      <text:p text:style-name="Standard"><text:s text:c="6"/>2 force</text:p>
      <text:p text:style-name="Standard"><text:s text:c="6"/>2 fleet</text:p>
      <text:p text:style-name="Standard"><text:s text:c="6"/>2 first</text:p>
      <text:p text:style-name="Standard"><text:s text:c="6"/>2 dread</text:p>
      <text:p text:style-name="Standard"><text:s text:c="6"/>2 doubt</text:p>
      <text:p text:style-name="Standard"><text:s text:c="6"/>2 doing</text:p>
      <text:p text:style-name="Standard"><text:s text:c="6"/>2 comes</text:p>
      <text:p text:style-name="Standard"><text:s text:c="6"/>2 claim</text:p>
      <text:p text:style-name="Standard"><text:soft-page-break/><text:s text:c="6"/>2 black</text:p>
      <text:p text:style-name="Standard"><text:s text:c="6"/>2 among</text:p>
      <text:p text:style-name="Standard"><text:s text:c="6"/>2 alone</text:p>
      <text:p text:style-name="Standard"><text:s text:c="6"/>2 ahead</text:p>
      <text:p text:style-name="Standard"><text:s text:c="6"/>2 again</text:p>
      <text:p text:style-name="Standard"><text:s text:c="6"/>2 admit</text:p>
      <text:p text:style-name="Standard"><text:s text:c="6"/>2 acted</text:p>
      <text:p text:style-name="Standard"><text:s text:c="6"/>1 years</text:p>
      <text:p text:style-name="Standard"><text:s text:c="6"/>1 wound</text:p>
      <text:p text:style-name="Standard"><text:s text:c="6"/>1 worry</text:p>
      <text:p text:style-name="Standard"><text:s text:c="6"/>1 words</text:p>
      <text:p text:style-name="Standard"><text:s text:c="6"/>1 watch</text:p>
      <text:p text:style-name="Standard"><text:s text:c="6"/>1 value</text:p>
      <text:p text:style-name="Standard"><text:s text:c="6"/>1 unity</text:p>
      <text:p text:style-name="Standard"><text:s text:c="6"/>1 unite</text:p>
      <text:p text:style-name="Standard"><text:s text:c="6"/>1 uncle</text:p>
      <text:p text:style-name="Standard"><text:s text:c="6"/>1 truth</text:p>
      <text:p text:style-name="Standard"><text:s text:c="6"/>1 tried</text:p>
      <text:p text:style-name="Standard"><text:s text:c="6"/>1 trait</text:p>
      <text:p text:style-name="Standard"><text:s text:c="6"/>1 tower</text:p>
      <text:p text:style-name="Standard"><text:s text:c="6"/>1 torch</text:p>
      <text:p text:style-name="Standard"><text:s text:c="6"/>1 title</text:p>
      <text:p text:style-name="Standard"><text:s text:c="6"/>1 three</text:p>
      <text:p text:style-name="Standard"><text:s text:c="6"/>1 thing</text:p>
      <text:p text:style-name="Standard"><text:s text:c="6"/>1 texts</text:p>
      <text:p text:style-name="Standard"><text:s text:c="6"/>1 tenor</text:p>
      <text:p text:style-name="Standard"><text:s text:c="6"/>1 taxes</text:p>
      <text:p text:style-name="Standard"><text:s text:c="6"/>1 talks</text:p>
      <text:p text:style-name="Standard"><text:s text:c="6"/>1 taken</text:p>
      <text:p text:style-name="Standard"><text:s text:c="6"/>1 table</text:p>
      <text:p text:style-name="Standard"><text:s text:c="6"/>1 syrax</text:p>
      <text:p text:style-name="Standard"><text:s text:c="6"/>1 swore</text:p>
      <text:p text:style-name="Standard"><text:s text:c="6"/>1 swear</text:p>
      <text:p text:style-name="Standard"><text:s text:c="6"/>1 stock</text:p>
      <text:p text:style-name="Standard"><text:s text:c="6"/>1 steel</text:p>
      <text:p text:style-name="Standard"><text:s text:c="6"/>1 start</text:p>
      <text:p text:style-name="Standard"><text:s text:c="6"/>1 spent</text:p>
      <text:p text:style-name="Standard"><text:s text:c="6"/>1 sound</text:p>
      <text:p text:style-name="Standard"><text:s text:c="6"/>1 sorry</text:p>
      <text:p text:style-name="Standard"><text:s text:c="6"/>1 solve</text:p>
      <text:p text:style-name="Standard"><text:s text:c="6"/>1 sleep</text:p>
      <text:p text:style-name="Standard"><text:s text:c="6"/>1 seems</text:p>
      <text:p text:style-name="Standard"><text:s text:c="6"/>1 royce</text:p>
      <text:p text:style-name="Standard"><text:s text:c="6"/>1 right</text:p>
      <text:p text:style-name="Standard"><text:s text:c="6"/>1 rider</text:p>
      <text:p text:style-name="Standard"><text:s text:c="6"/>1 ready</text:p>
      <text:p text:style-name="Standard"><text:s text:c="6"/>1 razed</text:p>
      <text:p text:style-name="Standard"><text:s text:c="6"/>1 quiet</text:p>
      <text:p text:style-name="Standard"><text:s text:c="6"/>1 purse</text:p>
      <text:p text:style-name="Standard"><text:s text:c="6"/>1 prove</text:p>
      <text:p text:style-name="Standard"><text:s text:c="6"/>1 proud</text:p>
      <text:p text:style-name="Standard"><text:s text:c="6"/>1 prime</text:p>
      <text:p text:style-name="Standard"><text:s text:c="6"/>1 plans</text:p>
      <text:p text:style-name="Standard"><text:s text:c="6"/>1 peace</text:p>
      <text:p text:style-name="Standard"><text:s text:c="6"/>1 paint</text:p>
      <text:p text:style-name="Standard"><text:s text:c="6"/>1 often</text:p>
      <text:p text:style-name="Standard"><text:s text:c="6"/>1 nests</text:p>
      <text:p text:style-name="Standard"><text:s text:c="6"/>1 named</text:p>
      <text:p text:style-name="Standard"><text:s text:c="6"/>1 minds</text:p>
      <text:p text:style-name="Standard"><text:s text:c="6"/>1 melee</text:p>
      <text:p text:style-name="Standard"><text:s text:c="6"/>1 meant</text:p>
      <text:p text:style-name="Standard"><text:s text:c="6"/>1 makes</text:p>
      <text:p text:style-name="Standard"><text:s text:c="6"/>1 magic</text:p>
      <text:p text:style-name="Standard"><text:s text:c="6"/>1 mages</text:p>
      <text:p text:style-name="Standard"><text:s text:c="6"/>1 lyman</text:p>
      <text:p text:style-name="Standard"><text:s text:c="6"/>1 lower</text:p>
      <text:p text:style-name="Standard"><text:s text:c="6"/>1 loves</text:p>
      <text:p text:style-name="Standard"><text:s text:c="6"/>1 lives</text:p>
      <text:p text:style-name="Standard"><text:s text:c="6"/>1 lived</text:p>
      <text:p text:style-name="Standard"><text:s text:c="6"/>1 lists</text:p>
      <text:p text:style-name="Standard"><text:s text:c="6"/>1 limit</text:p>
      <text:p text:style-name="Standard"><text:s text:c="6"/>1 learn</text:p>
      <text:p text:style-name="Standard"><text:s text:c="6"/>1 lanes</text:p>
      <text:p text:style-name="Standard"><text:s text:c="6"/>1 lands</text:p>
      <text:p text:style-name="Standard"><text:s text:c="6"/>1 kneel</text:p>
      <text:p text:style-name="Standard"><text:s text:c="6"/>1 idles</text:p>
      <text:p text:style-name="Standard"><text:s text:c="6"/>1 horse</text:p>
      <text:p text:style-name="Standard"><text:s text:c="6"/>1 honor</text:p>
      <text:p text:style-name="Standard"><text:s text:c="6"/>1 holds</text:p>
      <text:p text:style-name="Standard"><text:s text:c="6"/>1 hells</text:p>
      <text:p text:style-name="Standard"><text:s text:c="6"/>1 heart</text:p>
      <text:p text:style-name="Standard"><text:s text:c="6"/>1 heard</text:p>
      <text:p text:style-name="Standard"><text:s text:c="6"/>1 hasty</text:p>
      <text:p text:style-name="Standard"><text:s text:c="6"/>1 haste</text:p>
      <text:p text:style-name="Standard"><text:s text:c="6"/>1 grief</text:p>
      <text:p text:style-name="Standard"><text:s text:c="6"/>1 glory</text:p>
      <text:p text:style-name="Standard"><text:s text:c="6"/>1 girls</text:p>
      <text:p text:style-name="Standard"><text:s text:c="6"/>1 games</text:p>
      <text:p text:style-name="Standard"><text:s text:c="6"/>1 found</text:p>
      <text:p text:style-name="Standard"><text:s text:c="6"/>1 flesh</text:p>
      <text:p text:style-name="Standard"><text:s text:c="6"/>1 fixed</text:p>
      <text:p text:style-name="Standard"><text:s text:c="6"/>1 field</text:p>
      <text:p text:style-name="Standard"><text:s text:c="6"/>1 farce</text:p>
      <text:p text:style-name="Standard"><text:s text:c="6"/>1 equal</text:p>
      <text:p text:style-name="Standard"><text:s text:c="6"/>1 enjoy</text:p>
      <text:p text:style-name="Standard"><text:s text:c="6"/>1 enemy</text:p>
      <text:p text:style-name="Standard"><text:s text:c="6"/>1 ended</text:p>
      <text:p text:style-name="Standard"><text:s text:c="6"/>1 elude</text:p>
      <text:p text:style-name="Standard"><text:s text:c="6"/>1 elder</text:p>
      <text:p text:style-name="Standard"><text:s text:c="6"/>1 eight</text:p>
      <text:p text:style-name="Standard"><text:s text:c="6"/>1 doesn</text:p>
      <text:p text:style-name="Standard"><text:s text:c="6"/>1 digit</text:p>
      <text:p text:style-name="Standard"><text:s text:c="6"/>1 death</text:p>
      <text:p text:style-name="Standard"><text:s text:c="6"/>1 craft</text:p>
      <text:p text:style-name="Standard"><text:s text:c="6"/>1 crabs</text:p>
      <text:p text:style-name="Standard"><text:s text:c="6"/>1 count</text:p>
      <text:p text:style-name="Standard"><text:s text:c="6"/>1 coast</text:p>
      <text:p text:style-name="Standard"><text:s text:c="6"/>1 cloth</text:p>
      <text:p text:style-name="Standard"><text:s text:c="6"/>1 close</text:p>
      <text:p text:style-name="Standard"><text:s text:c="6"/>1 cider</text:p>
      <text:p text:style-name="Standard"><text:s text:c="6"/>1 chose</text:p>
      <text:p text:style-name="Standard"><text:s text:c="6"/>1 cause</text:p>
      <text:p text:style-name="Standard"><text:s text:c="6"/>1 carry</text:p>
      <text:p text:style-name="Standard"><text:s text:c="6"/>1 build</text:p>
      <text:p text:style-name="Standard"><text:s text:c="6"/>1 bound</text:p>
      <text:p text:style-name="Standard"><text:s text:c="6"/>1 blind</text:p>
      <text:p text:style-name="Standard"><text:s text:c="6"/>1 begin</text:p>
      <text:p text:style-name="Standard"><text:s text:c="6"/>1 balls</text:p>
      <text:p text:style-name="Standard"><text:s text:c="6"/>1 aware</text:p>
      <text:p text:style-name="Standard"><text:s text:c="6"/>1 await</text:p>
      <text:p text:style-name="Standard"><text:s text:c="6"/>1 avoid</text:p>
      <text:p text:style-name="Standard"><text:s text:c="6"/>1 arlan</text:p>
      <text:p text:style-name="Standard"><text:s text:c="6"/>1 anger</text:p>
      <text:p text:style-name="Standard"><text:s text:c="6"/>1 amman</text:p>
      <text:p text:style-name="Standard"><text:s text:c="6"/>1 along</text:p>
      <text:p text:style-name="Standard"><text:s text:c="6"/>1 allow</text:p>
      <text:p text:style-name="Standard"><text:s text:c="6"/>1 alike</text:p>
      <text:p text:style-name="Standard"><text:s text:c="6"/>1 aimed</text:p>
      <text:p text:style-name="Standard"><text:s text:c="6"/>1 agree</text:p>
      <text:p text:style-name="Standard"><text:s text:c="6"/>1 aemma</text:p>
      <text:p text:style-name="P1">…………………………………</text:p>
      <text:p text:style-name="P1"><text:s text:c="5"/>14 corlys</text:p>
      <text:p text:style-name="P1"><text:s text:c="5"/>13 father</text:p>
      <text:p text:style-name="P1"><text:s text:c="5"/>11 daemon</text:p>
      <text:p text:style-name="P1"><text:s text:c="5"/>10 mother</text:p>
      <text:p text:style-name="P1"><text:s text:c="6"/>9 should</text:p>
      <text:p text:style-name="P1"><text:s text:c="6"/>8 prince</text:p>
      <text:p text:style-name="P1"><text:s text:c="6"/>8 passed</text:p>
      <text:p text:style-name="P1"><text:s text:c="6"/>7 stones</text:p>
      <text:p text:style-name="P1"><text:s text:c="6"/>7 dragon</text:p>
      <text:p text:style-name="P1"><text:s text:c="6"/>6 throne</text:p>
      <text:p text:style-name="P1"><text:soft-page-break/><text:s text:c="6"/>6 houses</text:p>
      <text:p text:style-name="P1"><text:s text:c="6"/>5 better</text:p>
      <text:p text:style-name="P1"><text:s text:c="6"/>4 common</text:p>
      <text:p text:style-name="P1"><text:s text:c="6"/>4 cities</text:p>
      <text:p text:style-name="P1"><text:s text:c="6"/>4 choose</text:p>
      <text:p text:style-name="P1"><text:s text:c="6"/>4 cannot</text:p>
      <text:p text:style-name="P1"><text:s text:c="6"/>3 things</text:p>
      <text:p text:style-name="P1"><text:s text:c="6"/>3 strong</text:p>
      <text:p text:style-name="P1"><text:s text:c="6"/>3 reason</text:p>
      <text:p text:style-name="P1"><text:s text:c="6"/>3 please</text:p>
      <text:p text:style-name="P1"><text:s text:c="6"/>3 knight</text:p>
      <text:p text:style-name="P1"><text:s text:c="6"/>3 denied</text:p>
      <text:p text:style-name="P1"><text:s text:c="6"/>3 course</text:p>
      <text:p text:style-name="P1"><text:s text:c="6"/>3 combat</text:p>
      <text:p text:style-name="P1"><text:s text:c="6"/>3 before</text:p>
      <text:p text:style-name="P1"><text:s text:c="6"/>2 wouldn</text:p>
      <text:p text:style-name="P1"><text:s text:c="6"/>2 wanted</text:p>
      <text:p text:style-name="P1"><text:s text:c="6"/>2 vhagar</text:p>
      <text:p text:style-name="P1"><text:s text:c="6"/>2 unlike</text:p>
      <text:p text:style-name="P1"><text:s text:c="6"/>2 twenty</text:p>
      <text:p text:style-name="P1"><text:s text:c="6"/>2 sooner</text:p>
      <text:p text:style-name="P1"><text:s text:c="6"/>2 seized</text:p>
      <text:p text:style-name="P1"><text:s text:c="6"/>2 second</text:p>
      <text:p text:style-name="P1"><text:s text:c="6"/>2 remind</text:p>
      <text:p text:style-name="P1"><text:s text:c="6"/>2 recall</text:p>
      <text:p text:style-name="P1"><text:s text:c="6"/>2 rather</text:p>
      <text:p text:style-name="P1"><text:s text:c="6"/>2 morrow</text:p>
      <text:p text:style-name="P1"><text:s text:c="6"/>2 little</text:p>
      <text:p text:style-name="P1"><text:s text:c="6"/>2 intend</text:p>
      <text:p text:style-name="P1"><text:s text:c="6"/>2 having</text:p>
      <text:p text:style-name="P1"><text:s text:c="6"/>2 flying</text:p>
      <text:p text:style-name="P1"><text:s text:c="6"/>2 either</text:p>
      <text:p text:style-name="P1"><text:s text:c="6"/>2 cousin</text:p>
      <text:p text:style-name="P1"><text:s text:c="6"/>2 cloaks</text:p>
      <text:p text:style-name="P1"><text:s text:c="6"/>2 chance</text:p>
      <text:p text:style-name="P1"><text:s text:c="6"/>2 called</text:p>
      <text:p text:style-name="P1"><text:s text:c="6"/>2 bother</text:p>
      <text:p text:style-name="P1"><text:s text:c="6"/>2 beyond</text:p>
      <text:p text:style-name="P1"><text:s text:c="6"/>2 behind</text:p>
      <text:p text:style-name="P1"><text:s text:c="6"/>2 always</text:p>
      <text:p text:style-name="P1"><text:s text:c="6"/>1 wounds</text:p>
      <text:p text:style-name="P1"><text:s text:c="6"/>1 worked</text:p>
      <text:p text:style-name="P1"><text:s text:c="6"/>1 within</text:p>
      <text:p text:style-name="P1"><text:s text:c="6"/>1 wishes</text:p>
      <text:p text:style-name="P1"><text:s text:c="6"/>1 winner</text:p>
      <text:p text:style-name="P1"><text:s text:c="6"/>1 weapon</text:p>
      <text:p text:style-name="P1"><text:s text:c="6"/>1 warmth</text:p>
      <text:p text:style-name="P1"><text:s text:c="6"/>1 visery</text:p>
      <text:p text:style-name="P1"><text:s text:c="6"/>1 urging</text:p>
      <text:p text:style-name="P1"><text:s text:c="6"/>1 unborn</text:p>
      <text:p text:style-name="P1"><text:s text:c="6"/>1 twelve</text:p>
      <text:p text:style-name="P1"><text:s text:c="6"/>1 trials</text:p>
      <text:p text:style-name="P1"><text:s text:c="6"/>1 titles</text:p>
      <text:p text:style-name="P1"><text:s text:c="6"/>1 terror</text:p>
      <text:p text:style-name="P1"><text:s text:c="6"/>1 tender</text:p>
      <text:p text:style-name="P1"><text:s text:c="6"/>1 stupid</text:p>
      <text:p text:style-name="P1"><text:s text:c="6"/>1 stolen</text:p>
      <text:p text:style-name="P1"><text:s text:c="6"/>1 steady</text:p>
      <text:p text:style-name="P1"><text:s text:c="6"/>1 spring</text:p>
      <text:p text:style-name="P1"><text:s text:c="6"/>1 spoken</text:p>
      <text:p text:style-name="P1"><text:s text:c="6"/>1 spirit</text:p>
      <text:p text:style-name="P1"><text:s text:c="6"/>1 source</text:p>
      <text:p text:style-name="P1"><text:s text:c="6"/>1 sounds</text:p>
      <text:p text:style-name="P1"><text:s text:c="6"/>1 simply</text:p>
      <text:p text:style-name="P1"><text:s text:c="6"/>1 simple</text:p>
      <text:p text:style-name="P1"><text:s text:c="6"/>1 silent</text:p>
      <text:p text:style-name="P1"><text:s text:c="6"/>1 signal</text:p>
      <text:p text:style-name="P1"><text:s text:c="6"/>1 secure</text:p>
      <text:p text:style-name="P1"><text:s text:c="6"/>1 secret</text:p>
      <text:p text:style-name="P1"><text:s text:c="6"/>1 safety</text:p>
      <text:p text:style-name="P1"><text:s text:c="6"/>1 ruling</text:p>
      <text:p text:style-name="P1"><text:s text:c="6"/>1 riders</text:p>
      <text:p text:style-name="P1"><text:s text:c="6"/>1 report</text:p>
      <text:p text:style-name="P1"><text:s text:c="6"/>1 remove</text:p>
      <text:p text:style-name="P1"><text:s text:c="6"/>1 reject</text:p>
      <text:p text:style-name="P1"><text:s text:c="6"/>1 regret</text:p>
      <text:p text:style-name="P1"><text:s text:c="6"/>1 proved</text:p>
      <text:p text:style-name="P1"><text:s text:c="6"/>1 placed</text:p>
      <text:p text:style-name="P1"><text:s text:c="6"/>1 pentos</text:p>
      <text:p text:style-name="P1"><text:s text:c="6"/>1 object</text:p>
      <text:p text:style-name="P1"><text:s text:c="6"/>1 number</text:p>
      <text:p text:style-name="P1"><text:s text:c="6"/>1 nearly</text:p>
      <text:p text:style-name="P1"><text:s text:c="6"/>1 narrow</text:p>
      <text:p text:style-name="P1"><text:s text:c="6"/>1 myself</text:p>
      <text:p text:style-name="P1"><text:s text:c="6"/>1 myrish</text:p>
      <text:p text:style-name="P1"><text:s text:c="6"/>1 mummer</text:p>
      <text:p text:style-name="P1"><text:s text:c="6"/>1 moment</text:p>
      <text:p text:style-name="P1"><text:s text:c="6"/>1 memory</text:p>
      <text:p text:style-name="P1"><text:s text:c="6"/>1 mature</text:p>
      <text:p text:style-name="P1"><text:s text:c="6"/>1 matter</text:p>
      <text:p text:style-name="P1"><text:s text:c="6"/>1 master</text:p>
      <text:p text:style-name="P1"><text:s text:c="6"/>1 lyonel</text:p>
      <text:p text:style-name="P1"><text:s text:c="6"/>1 lymond</text:p>
      <text:p text:style-name="P1"><text:s text:c="6"/>1 losses</text:p>
      <text:p text:style-name="P1"><text:s text:c="6"/>1 longer</text:p>
      <text:p text:style-name="P1"><text:s text:c="6"/>1 lonely</text:p>
      <text:p text:style-name="P1"><text:s text:c="6"/>1 living</text:p>
      <text:p text:style-name="P1"><text:s text:c="6"/>1 linger</text:p>
      <text:p text:style-name="P1"><text:s text:c="6"/>1 lesson</text:p>
      <text:p text:style-name="P1"><text:s text:c="6"/>1 killed</text:p>
      <text:p text:style-name="P1"><text:s text:c="6"/>1 jordan</text:p>
      <text:p text:style-name="P1"><text:s text:c="6"/>1 island</text:p>
      <text:p text:style-name="P1"><text:s text:c="6"/>1 intent</text:p>
      <text:p text:style-name="P1"><text:s text:c="6"/>1 indeed</text:p>
      <text:p text:style-name="P1"><text:s text:c="6"/>1 honest</text:p>
      <text:p text:style-name="P1"><text:s text:c="6"/>1 height</text:p>
      <text:p text:style-name="P1"><text:s text:c="6"/>1 hector</text:p>
      <text:p text:style-name="P1"><text:s text:c="6"/>1 haunts</text:p>
      <text:p text:style-name="P1"><text:s text:c="6"/>1 happen</text:p>
      <text:p text:style-name="P1"><text:s text:c="6"/>1 guards</text:p>
      <text:p text:style-name="P1"><text:s text:c="6"/>1 gently</text:p>
      <text:p text:style-name="P1"><text:s text:c="6"/>1 fought</text:p>
      <text:p text:style-name="P1"><text:s text:c="6"/>1 forget</text:p>
      <text:p text:style-name="P1"><text:s text:c="6"/>1 follow</text:p>
      <text:p text:style-name="P1"><text:s text:c="6"/>1 feasts</text:p>
      <text:p text:style-name="P1"><text:s text:c="6"/>1 expect</text:p>
      <text:p text:style-name="P1"><text:s text:c="6"/>1 escort</text:p>
      <text:p text:style-name="P1"><text:s text:c="6"/>1 envoys</text:p>
      <text:p text:style-name="P1"><text:s text:c="6"/>1 ensure</text:p>
      <text:p text:style-name="P1"><text:s text:c="6"/>1 enough</text:p>
      <text:p text:style-name="P1"><text:s text:c="6"/>1 elicit</text:p>
      <text:p text:style-name="P1"><text:s text:c="6"/>1 eldest</text:p>
      <text:p text:style-name="P1"><text:s text:c="6"/>1 effort</text:p>
      <text:p text:style-name="P1"><text:s text:c="6"/>1 easily</text:p>
      <text:p text:style-name="P1"><text:s text:c="6"/>1 dither</text:p>
      <text:p text:style-name="P1"><text:s text:c="6"/>1 direct</text:p>
      <text:p text:style-name="P1"><text:s text:c="6"/>1 desire</text:p>
      <text:p text:style-name="P1"><text:s text:c="6"/>1 dearly</text:p>
      <text:p text:style-name="P1"><text:s text:c="6"/>1 custom</text:p>
      <text:p text:style-name="P1"><text:s text:c="6"/>1 create</text:p>
      <text:p text:style-name="P1"><text:s text:c="6"/>1 cradle</text:p>
      <text:p text:style-name="P1"><text:s text:c="6"/>1 couldn</text:p>
      <text:p text:style-name="P1"><text:s text:c="6"/>1 coming</text:p>
      <text:p text:style-name="P1"><text:s text:c="6"/>1 comely</text:p>
      <text:p text:style-name="P1"><text:s text:c="6"/>1 colony</text:p>
      <text:p text:style-name="P1"><text:s text:c="6"/>1 claims</text:p>
      <text:p text:style-name="P1"><text:s text:c="6"/>1 breath</text:p>
      <text:p text:style-name="P1"><text:s text:c="6"/>1 breach</text:p>
      <text:p text:style-name="P1"><text:s text:c="6"/>1 become</text:p>
      <text:p text:style-name="P1"><text:s text:c="6"/>1 battle</text:p>
      <text:p text:style-name="P1"><text:s text:c="6"/>1 banner</text:p>
      <text:p text:style-name="P1"><text:soft-page-break/><text:s text:c="6"/>1 banish</text:p>
      <text:p text:style-name="P1"><text:s text:c="6"/>1 backed</text:p>
      <text:p text:style-name="P1"><text:s text:c="6"/>1 assure</text:p>
      <text:p text:style-name="P1"><text:s text:c="6"/>1 assume</text:p>
      <text:p text:style-name="P1"><text:s text:c="6"/>1 assets</text:p>
      <text:p text:style-name="P1"><text:s text:c="6"/>1 ascend</text:p>
      <text:p text:style-name="P1"><text:s text:c="6"/>1 around</text:p>
      <text:p text:style-name="P1"><text:s text:c="6"/>1 answer</text:p>
      <text:p text:style-name="P1"><text:s text:c="6"/>1 allies</text:p>
      <text:p text:style-name="P1"><text:s text:c="6"/>1 aiding</text:p>
      <text:p text:style-name="P1"><text:s text:c="6"/>1 afford</text:p>
      <text:p text:style-name="P1"><text:s text:c="6"/>1 advice</text:p>
      <text:p text:style-name="P1"><text:s text:c="6"/>1 action</text:p>
      <text:p text:style-name="P1"><text:s text:c="6"/>1 across</text:p>
      <text:p text:style-name="P1">…………………………………</text:p>
      <text:p text:style-name="P1"><text:s text:c="5"/>17 dragons</text:p>
      <text:p text:style-name="P1"><text:s text:c="5"/>10 criston</text:p>
      <text:p text:style-name="P1"><text:s text:c="5"/>10 council</text:p>
      <text:p text:style-name="P1"><text:s text:c="6"/>8 without</text:p>
      <text:p text:style-name="P1"><text:s text:c="6"/>8 brother</text:p>
      <text:p text:style-name="P1"><text:s text:c="6"/>6 valyria</text:p>
      <text:p text:style-name="P1"><text:s text:c="6"/>5 perhaps</text:p>
      <text:p text:style-name="P1"><text:s text:c="6"/>4 thought</text:p>
      <text:p text:style-name="P1"><text:s text:c="6"/>4 replace</text:p>
      <text:p text:style-name="P1"><text:s text:c="6"/>4 remarry</text:p>
      <text:p text:style-name="P1"><text:s text:c="6"/>4 knights</text:p>
      <text:p text:style-name="P1"><text:s text:c="6"/>4 himself</text:p>
      <text:p text:style-name="P1"><text:s text:c="6"/>4 desmond</text:p>
      <text:p text:style-name="P1"><text:s text:c="6"/>4 believe</text:p>
      <text:p text:style-name="P1"><text:s text:c="6"/>4 against</text:p>
      <text:p text:style-name="P1"><text:s text:c="6"/>3 whether</text:p>
      <text:p text:style-name="P1"><text:s text:c="6"/>3 welcome</text:p>
      <text:p text:style-name="P1"><text:s text:c="6"/>3 tourney</text:p>
      <text:p text:style-name="P1"><text:s text:c="6"/>3 service</text:p>
      <text:p text:style-name="P1"><text:s text:c="6"/>3 rhaenys</text:p>
      <text:p text:style-name="P1"><text:s text:c="6"/>3 mysaria</text:p>
      <text:p text:style-name="P1"><text:s text:c="6"/>3 matters</text:p>
      <text:p text:style-name="P1"><text:s text:c="6"/>3 invited</text:p>
      <text:p text:style-name="P1"><text:s text:c="6"/>3 harrold</text:p>
      <text:p text:style-name="P1"><text:s text:c="6"/>2 through</text:p>
      <text:p text:style-name="P1"><text:s text:c="6"/>2 seagard</text:p>
      <text:p text:style-name="P1"><text:s text:c="6"/>2 protect</text:p>
      <text:p text:style-name="P1"><text:s text:c="6"/>2 propose</text:p>
      <text:p text:style-name="P1"><text:s text:c="6"/>2 produce</text:p>
      <text:p text:style-name="P1"><text:s text:c="6"/>2 opinion</text:p>
      <text:p text:style-name="P1"><text:s text:c="6"/>2 nothing</text:p>
      <text:p text:style-name="P1"><text:s text:c="6"/>2 maester</text:p>
      <text:p text:style-name="P1"><text:s text:c="6"/>2 landing</text:p>
      <text:p text:style-name="P1"><text:s text:c="6"/>2 justice</text:p>
      <text:p text:style-name="P1"><text:s text:c="6"/>2 islands</text:p>
      <text:p text:style-name="P1"><text:s text:c="6"/>2 history</text:p>
      <text:p text:style-name="P1"><text:s text:c="6"/>2 highest</text:p>
      <text:p text:style-name="P1"><text:s text:c="6"/>2 foolish</text:p>
      <text:p text:style-name="P1"><text:s text:c="6"/>2 dornish</text:p>
      <text:p text:style-name="P1"><text:s text:c="6"/>2 discuss</text:p>
      <text:p text:style-name="P1"><text:s text:c="6"/>2 brought</text:p>
      <text:p text:style-name="P1"><text:s text:c="6"/>2 bothers</text:p>
      <text:p text:style-name="P1"><text:s text:c="6"/>2 because</text:p>
      <text:p text:style-name="P1"><text:s text:c="6"/>2 another</text:p>
      <text:p text:style-name="P1"><text:s text:c="6"/>2 already</text:p>
      <text:p text:style-name="P1"><text:s text:c="6"/>2 allowed</text:p>
      <text:p text:style-name="P1"><text:s text:c="6"/>2 alicent</text:p>
      <text:p text:style-name="P1"><text:s text:c="6"/>1 workers</text:p>
      <text:p text:style-name="P1"><text:s text:c="6"/>1 wedding</text:p>
      <text:p text:style-name="P1"><text:s text:c="6"/>1 warrior</text:p>
      <text:p text:style-name="P1"><text:s text:c="6"/>1 wanting</text:p>
      <text:p text:style-name="P1"><text:s text:c="6"/>1 waiting</text:p>
      <text:p text:style-name="P1"><text:s text:c="6"/>1 volcano</text:p>
      <text:p text:style-name="P1"><text:s text:c="6"/>1 uniting</text:p>
      <text:p text:style-name="P1"><text:s text:c="6"/>1 treason</text:p>
      <text:p text:style-name="P1"><text:s text:c="6"/>1 towards</text:p>
      <text:p text:style-name="P1"><text:s text:c="6"/>1 tonight</text:p>
      <text:p text:style-name="P1"><text:s text:c="6"/>1 tempers</text:p>
      <text:p text:style-name="P1"><text:s text:c="6"/>1 tarjama</text:p>
      <text:p text:style-name="P1"><text:s text:c="6"/>1 talents</text:p>
      <text:p text:style-name="P1"><text:s text:c="6"/>1 survive</text:p>
      <text:p text:style-name="P1"><text:s text:c="6"/>1 steward</text:p>
      <text:p text:style-name="P1"><text:s text:c="6"/>1 station</text:p>
      <text:p text:style-name="P1"><text:s text:c="6"/>1 startle</text:p>
      <text:p text:style-name="P1"><text:s text:c="6"/>1 staring</text:p>
      <text:p text:style-name="P1"><text:s text:c="6"/>1 spurned</text:p>
      <text:p text:style-name="P1"><text:s text:c="6"/>1 someone</text:p>
      <text:p text:style-name="P1"><text:s text:c="6"/>1 soldier</text:p>
      <text:p text:style-name="P1"><text:s text:c="6"/>1 sisters</text:p>
      <text:p text:style-name="P1"><text:s text:c="6"/>1 sheathe</text:p>
      <text:p text:style-name="P1"><text:s text:c="6"/>1 settled</text:p>
      <text:p text:style-name="P1"><text:s text:c="6"/>1 session</text:p>
      <text:p text:style-name="P1"><text:s text:c="6"/>1 sealing</text:p>
      <text:p text:style-name="P1"><text:s text:c="6"/>1 scratch</text:p>
      <text:p text:style-name="P1"><text:s text:c="6"/>1 satisfy</text:p>
      <text:p text:style-name="P1"><text:s text:c="6"/>1 sailors</text:p>
      <text:p text:style-name="P1"><text:s text:c="6"/>1 royalty</text:p>
      <text:p text:style-name="P1"><text:s text:c="6"/>1 remains</text:p>
      <text:p text:style-name="P1"><text:s text:c="6"/>1 recover</text:p>
      <text:p text:style-name="P1"><text:s text:c="6"/>1 reclaim</text:p>
      <text:p text:style-name="P1"><text:s text:c="6"/>1 recalls</text:p>
      <text:p text:style-name="P1"><text:s text:c="6"/>1 reavers</text:p>
      <text:p text:style-name="P1"><text:s text:c="6"/>1 realize</text:p>
      <text:p text:style-name="P1"><text:s text:c="6"/>1 quickly</text:p>
      <text:p text:style-name="P1"><text:s text:c="6"/>1 provoke</text:p>
      <text:p text:style-name="P1"><text:s text:c="6"/>1 provide</text:p>
      <text:p text:style-name="P1"><text:s text:c="6"/>1 protest</text:p>
      <text:p text:style-name="P1"><text:s text:c="6"/>1 problem</text:p>
      <text:p text:style-name="P1"><text:s text:c="6"/>1 posting</text:p>
      <text:p text:style-name="P1"><text:s text:c="6"/>1 poacher</text:p>
      <text:p text:style-name="P1"><text:s text:c="6"/>1 pleases</text:p>
      <text:p text:style-name="P1"><text:s text:c="6"/>1 plainly</text:p>
      <text:p text:style-name="P1"><text:s text:c="6"/>1 pirates</text:p>
      <text:p text:style-name="P1"><text:s text:c="6"/>1 passing</text:p>
      <text:p text:style-name="P1"><text:s text:c="6"/>1 origins</text:p>
      <text:p text:style-name="P1"><text:s text:c="6"/>1 offered</text:p>
      <text:p text:style-name="P1"><text:s text:c="6"/>1 offense</text:p>
      <text:p text:style-name="P1"><text:s text:c="6"/>1 neither</text:p>
      <text:p text:style-name="P1"><text:s text:c="6"/>1 mounted</text:p>
      <text:p text:style-name="P1"><text:s text:c="6"/>1 missive</text:p>
      <text:p text:style-name="P1"><text:s text:c="6"/>1 mislike</text:p>
      <text:p text:style-name="P1"><text:s text:c="6"/>1 mention</text:p>
      <text:p text:style-name="P1"><text:s text:c="6"/>1 marches</text:p>
      <text:p text:style-name="P1"><text:s text:c="6"/>1 maggots</text:p>
      <text:p text:style-name="P1"><text:s text:c="6"/>1 looking</text:p>
      <text:p text:style-name="P1"><text:s text:c="6"/>1 knocked</text:p>
      <text:p text:style-name="P1"><text:s text:c="6"/>1 keeping</text:p>
      <text:p text:style-name="P1"><text:s text:c="6"/>1 keepers</text:p>
      <text:p text:style-name="P1"><text:s text:c="6"/>1 insight</text:p>
      <text:p text:style-name="P1"><text:s text:c="6"/>1 imagine</text:p>
      <text:p text:style-name="P1"><text:s text:c="6"/>1 herself</text:p>
      <text:p text:style-name="P1"><text:s text:c="6"/>1 hearing</text:p>
      <text:p text:style-name="P1"><text:s text:c="6"/>1 happily</text:p>
      <text:p text:style-name="P1"><text:s text:c="6"/>1 gesture</text:p>
      <text:p text:style-name="P1"><text:s text:c="6"/>1 fucking</text:p>
      <text:p text:style-name="P1"><text:s text:c="6"/>1 forward</text:p>
      <text:p text:style-name="P1"><text:s text:c="6"/>1 fortify</text:p>
      <text:p text:style-name="P1"><text:s text:c="6"/>1 foreign</text:p>
      <text:p text:style-name="P1"><text:s text:c="6"/>1 finding</text:p>
      <text:p text:style-name="P1"><text:s text:c="6"/>1 fifteen</text:p>
      <text:p text:style-name="P1"><text:s text:c="6"/>1 feeding</text:p>
      <text:p text:style-name="P1"><text:s text:c="6"/>1 failing</text:p>
      <text:p text:style-name="P1"><text:s text:c="6"/>1 explain</text:p>
      <text:p text:style-name="P1"><text:s text:c="6"/>1 expects</text:p>
      <text:p text:style-name="P1"><text:s text:c="6"/>1 envious</text:p>
      <text:p text:style-name="P1"><text:s text:c="6"/>1 entered</text:p>
      <text:p text:style-name="P1"><text:soft-page-break/><text:s text:c="6"/>1 ensured</text:p>
      <text:p text:style-name="P1"><text:s text:c="6"/>1 enemies</text:p>
      <text:p text:style-name="P1"><text:s text:c="6"/>1 earlier</text:p>
      <text:p text:style-name="P1"><text:s text:c="6"/>1 disband</text:p>
      <text:p text:style-name="P1"><text:s text:c="6"/>1 destroy</text:p>
      <text:p text:style-name="P1"><text:s text:c="6"/>1 depends</text:p>
      <text:p text:style-name="P1"><text:s text:c="6"/>1 defense</text:p>
      <text:p text:style-name="P1"><text:s text:c="6"/>1 declare</text:p>
      <text:p text:style-name="P1"><text:s text:c="6"/>1 decides</text:p>
      <text:p text:style-name="P1"><text:s text:c="6"/>1 decided</text:p>
      <text:p text:style-name="P1"><text:s text:c="6"/>1 daresay</text:p>
      <text:p text:style-name="P1"><text:s text:c="6"/>1 crispin</text:p>
      <text:p text:style-name="P1"><text:s text:c="6"/>1 company</text:p>
      <text:p text:style-name="P1"><text:s text:c="6"/>1 comfort</text:p>
      <text:p text:style-name="P1"><text:s text:c="6"/>1 combine</text:p>
      <text:p text:style-name="P1"><text:s text:c="6"/>1 closest</text:p>
      <text:p text:style-name="P1"><text:s text:c="6"/>1 claimed</text:p>
      <text:p text:style-name="P1"><text:s text:c="6"/>1 chances</text:p>
      <text:p text:style-name="P1"><text:s text:c="6"/>1 caution</text:p>
      <text:p text:style-name="P1"><text:s text:c="6"/>1 capitol</text:p>
      <text:p text:style-name="P1"><text:s text:c="6"/>1 braavos</text:p>
      <text:p text:style-name="P1"><text:s text:c="6"/>1 boneway</text:p>
      <text:p text:style-name="P1"><text:s text:c="6"/>1 between</text:p>
      <text:p text:style-name="P1"><text:s text:c="6"/>1 appoint</text:p>
      <text:p text:style-name="P1"><text:s text:c="6"/>1 ancient</text:p>
      <text:p text:style-name="P1"><text:s text:c="6"/>1 advance</text:p>
      <text:p text:style-name="P1"><text:s text:c="6"/>1 absence</text:p>
      <text:p text:style-name="P1">…………………………………</text:p>
      <text:p text:style-name="P1"><text:s text:c="5"/>15 princess</text:p>
      <text:p text:style-name="P1"><text:s text:c="6"/>8 daughter</text:p>
      <text:p text:style-name="P1"><text:s text:c="6"/>7 rhaenyra</text:p>
      <text:p text:style-name="P1"><text:s text:c="6"/>6 velaryon</text:p>
      <text:p text:style-name="P1"><text:s text:c="6"/>6 valyrian</text:p>
      <text:p text:style-name="P1"><text:s text:c="6"/>3 strength</text:p>
      <text:p text:style-name="P1"><text:s text:c="6"/>3 marriage</text:p>
      <text:p text:style-name="P1"><text:s text:c="6"/>3 children</text:p>
      <text:p text:style-name="P1"><text:s text:c="6"/>2 whatever</text:p>
      <text:p text:style-name="P1"><text:s text:c="6"/>2 westeros</text:p>
      <text:p text:style-name="P1"><text:s text:c="6"/>2 stronger</text:p>
      <text:p text:style-name="P1"><text:s text:c="6"/>2 shipping</text:p>
      <text:p text:style-name="P1"><text:s text:c="6"/>2 restored</text:p>
      <text:p text:style-name="P1"><text:s text:c="6"/>2 prepared</text:p>
      <text:p text:style-name="P1"><text:s text:c="6"/>2 knighted</text:p>
      <text:p text:style-name="P1"><text:s text:c="6"/>2 families</text:p>
      <text:p text:style-name="P1"><text:s text:c="6"/>2 defended</text:p>
      <text:p text:style-name="P1"><text:s text:c="6"/>2 balerion</text:p>
      <text:p text:style-name="P1"><text:s text:c="6"/>1 yourself</text:p>
      <text:p text:style-name="P1"><text:s text:c="6"/>1 wondrous</text:p>
      <text:p text:style-name="P1"><text:s text:c="6"/>1 withhold</text:p>
      <text:p text:style-name="P1"><text:s text:c="6"/>1 whomever</text:p>
      <text:p text:style-name="P1"><text:s text:c="6"/>1 weakened</text:p>
      <text:p text:style-name="P1"><text:s text:c="6"/>1 watching</text:p>
      <text:p text:style-name="P1"><text:s text:c="6"/>1 volcanic</text:p>
      <text:p text:style-name="P1"><text:s text:c="6"/>1 volantis</text:p>
      <text:p text:style-name="P1"><text:s text:c="6"/>1 violence</text:p>
      <text:p text:style-name="P1"><text:s text:c="6"/>1 troubles</text:p>
      <text:p text:style-name="P1"><text:s text:c="6"/>1 tourneys</text:p>
      <text:p text:style-name="P1"><text:s text:c="6"/>1 thousand</text:p>
      <text:p text:style-name="P1"><text:s text:c="6"/>1 thoughts</text:p>
      <text:p text:style-name="P1"><text:s text:c="6"/>1 surprise</text:p>
      <text:p text:style-name="P1"><text:s text:c="6"/>1 subjects</text:p>
      <text:p text:style-name="P1"><text:s text:c="6"/>1 strongly</text:p>
      <text:p text:style-name="P1"><text:s text:c="6"/>1 standing</text:p>
      <text:p text:style-name="P1"><text:s text:c="6"/>1 squatted</text:p>
      <text:p text:style-name="P1"><text:s text:c="6"/>1 specific</text:p>
      <text:p text:style-name="P1"><text:s text:c="6"/>1 skulking</text:p>
      <text:p text:style-name="P1"><text:s text:c="6"/>1 sedition</text:p>
      <text:p text:style-name="P1"><text:s text:c="6"/>1 rightful</text:p>
      <text:p text:style-name="P1"><text:s text:c="6"/>1 returned</text:p>
      <text:p text:style-name="P1"><text:s text:c="6"/>1 resorted</text:p>
      <text:p text:style-name="P1"><text:s text:c="6"/>1 recently</text:p>
      <text:p text:style-name="P1"><text:s text:c="6"/>1 provides</text:p>
      <text:p text:style-name="P1"><text:s text:c="6"/>1 provided</text:p>
      <text:p text:style-name="P1"><text:s text:c="6"/>1 proposed</text:p>
      <text:p text:style-name="P1"><text:s text:c="6"/>1 proposal</text:p>
      <text:p text:style-name="P1"><text:s text:c="6"/>1 property</text:p>
      <text:p text:style-name="P1"><text:s text:c="6"/>1 powerful</text:p>
      <text:p text:style-name="P1"><text:s text:c="6"/>1 position</text:p>
      <text:p text:style-name="P1"><text:s text:c="6"/>1 portrait</text:p>
      <text:p text:style-name="P1"><text:s text:c="6"/>1 politics</text:p>
      <text:p text:style-name="P1"><text:s text:c="6"/>1 poachers</text:p>
      <text:p text:style-name="P1"><text:s text:c="6"/>1 pleasure</text:p>
      <text:p text:style-name="P1"><text:s text:c="6"/>1 personal</text:p>
      <text:p text:style-name="P1"><text:s text:c="6"/>1 pathetic</text:p>
      <text:p text:style-name="P1"><text:s text:c="6"/>1 opposite</text:p>
      <text:p text:style-name="P1"><text:s text:c="6"/>1 offering</text:p>
      <text:p text:style-name="P1"><text:s text:c="6"/>1 nobility</text:p>
      <text:p text:style-name="P1"><text:s text:c="6"/>1 marrying</text:p>
      <text:p text:style-name="P1"><text:s text:c="6"/>1 language</text:p>
      <text:p text:style-name="P1"><text:s text:c="6"/>1 kingdoms</text:p>
      <text:p text:style-name="P1"><text:s text:c="6"/>1 instance</text:p>
      <text:p text:style-name="P1"><text:s text:c="6"/>1 homeland</text:p>
      <text:p text:style-name="P1"><text:s text:c="6"/>1 greatest</text:p>
      <text:p text:style-name="P1"><text:s text:c="6"/>1 freehold</text:p>
      <text:p text:style-name="P1"><text:s text:c="6"/>1 fourteen</text:p>
      <text:p text:style-name="P1"><text:s text:c="6"/>1 favorite</text:p>
      <text:p text:style-name="P1"><text:s text:c="6"/>1 fathered</text:p>
      <text:p text:style-name="P1"><text:s text:c="6"/>1 failures</text:p>
      <text:p text:style-name="P1"><text:s text:c="6"/>1 expected</text:p>
      <text:p text:style-name="P1"><text:s text:c="6"/>1 entities</text:p>
      <text:p text:style-name="P1"><text:s text:c="6"/>1 disagree</text:p>
      <text:p text:style-name="P1"><text:s text:c="6"/>1 directly</text:p>
      <text:p text:style-name="P1"><text:s text:c="6"/>1 critical</text:p>
      <text:p text:style-name="P1"><text:s text:c="6"/>1 crippled</text:p>
      <text:p text:style-name="P1"><text:s text:c="6"/>1 councils</text:p>
      <text:p text:style-name="P1"><text:s text:c="6"/>1 consider</text:p>
      <text:p text:style-name="P1"><text:s text:c="6"/>1 business</text:p>
      <text:p text:style-name="P1"><text:s text:c="6"/>1 beggared</text:p>
      <text:p text:style-name="P1"><text:s text:c="6"/>1 beesbury</text:p>
      <text:p text:style-name="P1"><text:s text:c="6"/>1 bastards</text:p>
      <text:p text:style-name="P1"><text:s text:c="6"/>1 audience</text:p>
      <text:p text:style-name="P1"><text:s text:c="6"/>1 assemble</text:p>
      <text:p text:style-name="P1"><text:s text:c="6"/>1 aspirant</text:p>
      <text:p text:style-name="P1"><text:s text:c="6"/>1 ascended</text:p>
      <text:p text:style-name="P1"><text:s text:c="6"/>1 approach</text:p>
      <text:p text:style-name="P1"><text:s text:c="6"/>1 anogrion</text:p>
      <text:p text:style-name="P1"><text:s text:c="6"/>1 announce</text:p>
      <text:p text:style-name="P1">…………………………………</text:p>
      <text:p text:style-name="P1"><text:s text:c="6"/>7 targaryen</text:p>
      <text:p text:style-name="P1"><text:s text:c="6"/>4 commander</text:p>
      <text:p text:style-name="P1"><text:s text:c="6"/>3 strongest</text:p>
      <text:p text:style-name="P1"><text:s text:c="6"/>3 mallister</text:p>
      <text:p text:style-name="P1"><text:s text:c="6"/>3 driftmark</text:p>
      <text:p text:style-name="P1"><text:s text:c="6"/>2 somewhere</text:p>
      <text:p text:style-name="P1"><text:s text:c="6"/>2 something</text:p>
      <text:p text:style-name="P1"><text:s text:c="6"/>2 presently</text:p>
      <text:p text:style-name="P1"><text:s text:c="6"/>2 liberated</text:p>
      <text:p text:style-name="P1"><text:s text:c="6"/>2 important</text:p>
      <text:p text:style-name="P1"><text:s text:c="6"/>2 dangerous</text:p>
      <text:p text:style-name="P1"><text:s text:c="6"/>2 challenge</text:p>
      <text:p text:style-name="P1"><text:s text:c="6"/>2 bloodshed</text:p>
      <text:p text:style-name="P1"><text:s text:c="6"/>2 apologies</text:p>
      <text:p text:style-name="P1"><text:s text:c="6"/>1 wonderful</text:p>
      <text:p text:style-name="P1"><text:s text:c="6"/>1 westerosi</text:p>
      <text:p text:style-name="P1"><text:s text:c="6"/>1 traveling</text:p>
      <text:p text:style-name="P1"><text:s text:c="6"/>1 tradition</text:p>
      <text:p text:style-name="P1"><text:s text:c="6"/>1 territory</text:p>
      <text:p text:style-name="P1"><text:s text:c="6"/>1 surviving</text:p>
      <text:p text:style-name="P1"><text:s text:c="6"/>1 subtitled</text:p>
      <text:p text:style-name="P1"><text:s text:c="6"/>1 struggled</text:p>
      <text:p text:style-name="P1"><text:s text:c="6"/>1 spicetown</text:p>
      <text:p text:style-name="P1"><text:soft-page-break/><text:s text:c="6"/>1 sometimes</text:p>
      <text:p text:style-name="P1"><text:s text:c="6"/>1 retrieved</text:p>
      <text:p text:style-name="P1"><text:s text:c="6"/>1 reasoning</text:p>
      <text:p text:style-name="P1"><text:s text:c="6"/>1 propagate</text:p>
      <text:p text:style-name="P1"><text:s text:c="6"/>1 precipice</text:p>
      <text:p text:style-name="P1"><text:s text:c="6"/>1 perceived</text:p>
      <text:p text:style-name="P1"><text:s text:c="6"/>1 ourselves</text:p>
      <text:p text:style-name="P1"><text:s text:c="6"/>1 incursion</text:p>
      <text:p text:style-name="P1"><text:s text:c="6"/>1 household</text:p>
      <text:p text:style-name="P1"><text:s text:c="6"/>1 hopefully</text:p>
      <text:p text:style-name="P1"><text:s text:c="6"/>1 histories</text:p>
      <text:p text:style-name="P1"><text:s text:c="6"/>1 existence</text:p>
      <text:p text:style-name="P1"><text:s text:c="6"/>1 estranged</text:p>
      <text:p text:style-name="P1"><text:s text:c="6"/>1 entertain</text:p>
      <text:p text:style-name="P1"><text:s text:c="6"/>1 emergency</text:p>
      <text:p text:style-name="P1"><text:s text:c="6"/>1 driftwood</text:p>
      <text:p text:style-name="P1"><text:s text:c="6"/>1 disobeyed</text:p>
      <text:p text:style-name="P1"><text:s text:c="6"/>1 discussed</text:p>
      <text:p text:style-name="P1"><text:s text:c="6"/>1 difficult</text:p>
      <text:p text:style-name="P1"><text:s text:c="6"/>1 desperate</text:p>
      <text:p text:style-name="P1"><text:s text:c="6"/>1 creatures</text:p>
      <text:p text:style-name="P1"><text:s text:c="6"/>1 compelled</text:p>
      <text:p text:style-name="P1"><text:s text:c="6"/>1 certainly</text:p>
      <text:p text:style-name="P1"><text:s text:c="6"/>1 centuries</text:p>
      <text:p text:style-name="P1"><text:s text:c="6"/>1 capturing</text:p>
      <text:p text:style-name="P1"><text:s text:c="6"/>1 beginning</text:p>
      <text:p text:style-name="P1"><text:s text:c="6"/>1 attention</text:p>
      <text:p text:style-name="P1"><text:s text:c="6"/>1 assembled</text:p>
      <text:p text:style-name="P1"><text:s text:c="6"/>1 apologize</text:p>
      <text:p text:style-name="P1"><text:s text:c="6"/>1 announced</text:p>
      <text:p text:style-name="P1"><text:s text:c="6"/>1 ancestral</text:p>
      <text:p text:style-name="P1"><text:s text:c="6"/>1 aftermath</text:p>
      <text:p text:style-name="P1"><text:s text:c="6"/>1 according</text:p>
      <text:p text:style-name="P1"><text:s text:c="6"/>1 absurdity</text:p>
      <text:p text:style-name="P1">…………………………………</text:p>
      <text:p text:style-name="P1"><text:s text:c="6"/>3 understand</text:p>
      <text:p text:style-name="P1"><text:s text:c="6"/>3 traditions</text:p>
      <text:p text:style-name="P1"><text:s text:c="6"/>3 strengthen</text:p>
      <text:p text:style-name="P1"><text:s text:c="6"/>3 crabfeeder</text:p>
      <text:p text:style-name="P1"><text:s text:c="6"/>2 vulnerable</text:p>
      <text:p text:style-name="P1"><text:s text:c="6"/>2 obligation</text:p>
      <text:p text:style-name="P1"><text:s text:c="6"/>2 experience</text:p>
      <text:p text:style-name="P1"><text:s text:c="6"/>1 wealthiest</text:p>
      <text:p text:style-name="P1"><text:s text:c="6"/>1 unfettered</text:p>
      <text:p text:style-name="P1"><text:s text:c="6"/>1 understood</text:p>
      <text:p text:style-name="P1"><text:s text:c="6"/>1 throughout</text:p>
      <text:p text:style-name="P1"><text:s text:c="6"/>1 threatened</text:p>
      <text:p text:style-name="P1"><text:s text:c="6"/>1 targaryens</text:p>
      <text:p text:style-name="P1"><text:s text:c="6"/>1 surrounded</text:p>
      <text:p text:style-name="P1"><text:s text:c="6"/>1 succeeding</text:p>
      <text:p text:style-name="P1"><text:s text:c="6"/>1 structures</text:p>
      <text:p text:style-name="P1"><text:s text:c="6"/>1 relinquish</text:p>
      <text:p text:style-name="P1"><text:s text:c="6"/>1 protective</text:p>
      <text:p text:style-name="P1"><text:s text:c="6"/>1 preventing</text:p>
      <text:p text:style-name="P1"><text:s text:c="6"/>1 particular</text:p>
      <text:p text:style-name="P1"><text:s text:c="6"/>1 occupation</text:p>
      <text:p text:style-name="P1"><text:s text:c="6"/>1 irritating</text:p>
      <text:p text:style-name="P1"><text:s text:c="6"/>1 incursions</text:p>
      <text:p text:style-name="P1"><text:s text:c="6"/>1 dondarrion</text:p>
      <text:p text:style-name="P1"><text:s text:c="6"/>1 discovered</text:p>
      <text:p text:style-name="P1"><text:s text:c="6"/>1 detachment</text:p>
      <text:p text:style-name="P1"><text:s text:c="6"/>1 crakehalls</text:p>
      <text:p text:style-name="P1"><text:s text:c="6"/>1 complement</text:p>
      <text:p text:style-name="P1"><text:s text:c="6"/>1 compensate</text:p>
      <text:p text:style-name="P1"><text:s text:c="6"/>1 childbirth</text:p>
      <text:p text:style-name="P1"><text:s text:c="6"/>1 charitable</text:p>
      <text:p text:style-name="P1"><text:s text:c="6"/>1 candidates</text:p>
      <text:p text:style-name="P1"><text:s text:c="6"/>1 calculated</text:p>
      <text:p text:style-name="P1"><text:s text:c="6"/>1 blackwater</text:p>
      <text:p text:style-name="P1"><text:s text:c="6"/>1 blackhaven</text:p>
      <text:p text:style-name="P1"><text:s text:c="6"/>1 accumulate</text:p>
      <text:p text:style-name="P1">…………………………………</text:p>
      <text:p text:style-name="P1"><text:s text:c="6"/>2 unencumbered</text:p>
      <text:p text:style-name="P1"><text:s text:c="6"/>2 stonemasons</text:p>
      <text:p text:style-name="P1"><text:s text:c="6"/>2 disinherited</text:p>
      <text:p text:style-name="P1"><text:s text:c="6"/>2 demonstrate</text:p>
      <text:p text:style-name="P1"><text:s text:c="6"/>1 watchtowers</text:p>
      <text:p text:style-name="P1"><text:s text:c="6"/>1 unimpeachable</text:p>
      <text:p text:style-name="P1"><text:s text:c="6"/>1 understands</text:p>
      <text:p text:style-name="P1"><text:s text:c="6"/>1 unavoidable</text:p>
      <text:p text:style-name="P1"><text:s text:c="6"/>1 replacement</text:p>
      <text:p text:style-name="P1"><text:s text:c="6"/>1 questioning</text:p>
      <text:p text:style-name="P1"><text:s text:c="6"/>1 petitioning</text:p>
      <text:p text:style-name="P1"><text:s text:c="6"/>1 permanently</text:p>
      <text:p text:style-name="P1"><text:s text:c="6"/>1 overreached</text:p>
      <text:p text:style-name="P1"><text:s text:c="6"/>1 opportunity</text:p>
      <text:p text:style-name="P1"><text:s text:c="6"/>1 investiture</text:p>
      <text:p text:style-name="P1"><text:s text:c="6"/>1 incalculable</text:p>
      <text:p text:style-name="P1"><text:s text:c="6"/>1 established</text:p>
      <text:p text:style-name="P1"><text:s text:c="6"/>1 conflagration</text:p>
      <text:p text:style-name="P1"><text:s text:c="6"/>1 compensation</text:p>
      <text:p text:style-name="P1"><text:s text:c="6"/>1 archmaesters</text:p>
      <text:p text:style-name="P1"><text:s text:c="6"/>1 appreciated</text:p>
      <text:p text:style-name="P1"><text:s text:c="6"/>1 accomplished</text:p>
      <text:p text:style-name="P1"><text:s text:c="6"/>1 abomination</text:p>
      <text:p text:style-name="P1">…………………………………</text:p>
      <text:p text:style-name="P2">The end of the finished proje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2:55:33.096188521</meta:creation-date>
    <dc:date>2022-08-30T03:20:44.812321819</dc:date>
    <meta:editing-duration>PT4M21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7" meta:paragraph-count="944" meta:word-count="1883" meta:character-count="13373" meta:non-whitespace-character-count="6864"/>
  </office:meta>
</office:document-meta>
</file>